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849" officeooo:paragraph-rsid="00046849"/>
    </style:style>
    <style:style style:name="P2" style:family="paragraph" style:parent-style-name="Standard">
      <style:text-properties officeooo:rsid="00046f9b" officeooo:paragraph-rsid="00046f9b"/>
    </style:style>
    <style:style style:name="P3" style:family="paragraph" style:parent-style-name="Standard">
      <style:text-properties officeooo:rsid="000624bb" officeooo:paragraph-rsid="000624bb"/>
    </style:style>
    <style:style style:name="P4" style:family="paragraph" style:parent-style-name="Standard">
      <style:text-properties officeooo:rsid="000752b0" officeooo:paragraph-rsid="000752b0"/>
    </style:style>
    <style:style style:name="P5" style:family="paragraph" style:parent-style-name="Standard">
      <style:text-properties officeooo:rsid="0008f2bf" officeooo:paragraph-rsid="0008f2bf"/>
    </style:style>
    <style:style style:name="P6" style:family="paragraph" style:parent-style-name="Standard">
      <style:text-properties officeooo:rsid="00099773" officeooo:paragraph-rsid="00099773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08f2bf" officeooo:paragraph-rsid="0008f2bf" style:font-size-asian="15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046f9b" officeooo:paragraph-rsid="00046f9b" style:font-size-asian="15pt" style:font-size-complex="15pt"/>
    </style:style>
    <style:style style:name="P9" style:family="paragraph" style:parent-style-name="Standard">
      <style:text-properties fo:font-size="15pt" style:text-underline-style="solid" style:text-underline-width="auto" style:text-underline-color="font-color" officeooo:rsid="00046849" officeooo:paragraph-rsid="00046849" style:font-size-asian="15pt" style:font-size-complex="15pt"/>
    </style:style>
    <style:style style:name="P10" style:family="paragraph" style:parent-style-name="Standard">
      <style:text-properties fo:font-size="15pt" style:text-underline-style="solid" style:text-underline-width="auto" style:text-underline-color="font-color" officeooo:rsid="000bcac9" officeooo:paragraph-rsid="000bcac9" style:font-size-asian="15pt" style:font-size-complex="15pt"/>
    </style:style>
    <style:style style:name="P11" style:family="paragraph" style:parent-style-name="Standard">
      <style:text-properties officeooo:rsid="000bcac9" officeooo:paragraph-rsid="000bcac9"/>
    </style:style>
    <style:style style:name="P12" style:family="paragraph" style:parent-style-name="Standard">
      <style:text-properties officeooo:rsid="000db5a5" officeooo:paragraph-rsid="000db5a5"/>
    </style:style>
    <style:style style:name="P13" style:family="paragraph" style:parent-style-name="Standard">
      <style:text-properties style:text-underline-style="solid" style:text-underline-width="auto" style:text-underline-color="font-color" officeooo:rsid="000db5a5" officeooo:paragraph-rsid="000db5a5"/>
    </style:style>
    <style:style style:name="T1" style:family="text">
      <style:text-properties officeooo:rsid="000aeb95"/>
    </style:style>
    <style:style style:name="T2" style:family="text">
      <style:text-properties officeooo:rsid="000bc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<text:span text:style-name="T1">1.</text:span>UNION:</text:p>
      <text:p text:style-name="Standard"/>
      <text:p text:style-name="P1">book1 = load '/home/hduser/book1.txt' using PigStorage() as (lines:chararray);</text:p>
      <text:p text:style-name="Standard"/>
      <text:p text:style-name="P1">book2 = load '/home/hduser/book2.txt' using PigStorage() as (lines:chararray);</text:p>
      <text:p text:style-name="Standard"/>
      <text:p text:style-name="Standard"/>
      <text:p text:style-name="P1">bookcombined = union book1, book2;</text:p>
      <text:p text:style-name="P1"/>
      <text:p text:style-name="P1">dump bookcombined;</text:p>
      <text:p text:style-name="Standard"/>
      <text:p text:style-name="Standard"/>
      <text:p text:style-name="P1">(this is a sentence one)</text:p>
      <text:p text:style-name="P1">(this is a sentence four)</text:p>
      <text:p text:style-name="P1">(this is a sentence two)</text:p>
      <text:p text:style-name="P1">(this is a sentence five)</text:p>
      <text:p text:style-name="P1">(this is a sentence three)</text:p>
      <text:p text:style-name="P1">(this is a sentence six)</text:p>
      <text:p text:style-name="P1">(this is a sentence eight)</text:p>
      <text:p text:style-name="P1">(this is a sentence seven)</text:p>
      <text:p text:style-name="P1"/>
      <text:p text:style-name="P1"/>
      <text:p text:style-name="P9"><text:span text:style-name="T2">2.</text:span>SPLIT:</text:p>
      <text:p text:style-name="P1"/>
      <text:p text:style-name="P1">split bookcombined into book3 if SUBSTRING(lines,5,7) == 'is' , book4 if SUBSTRING(lines,19,24) == 'three';</text:p>
      <text:p text:style-name="P1"/>
      <text:p text:style-name="P1">dump book3;</text:p>
      <text:p text:style-name="P1"/>
      <text:p text:style-name="P1">(this is a sentence one)</text:p>
      <text:p text:style-name="P1">(this is a sentence two)</text:p>
      <text:p text:style-name="P1">(this is a sentence three)</text:p>
      <text:p text:style-name="P1">(this is a sentence eight)</text:p>
      <text:p text:style-name="P1">(this is a sentence four)</text:p>
      <text:p text:style-name="P1">(this is a sentence five)</text:p>
      <text:p text:style-name="P1">(this is a sentence six)</text:p>
      <text:p text:style-name="P1">(this is a sentence seven)</text:p>
      <text:p text:style-name="P1"/>
      <text:p text:style-name="P1">dumpp book4;</text:p>
      <text:p text:style-name="P1"/>
      <text:p text:style-name="P1">(this is a sentence three)</text:p>
      <text:p text:style-name="P1"/>
      <text:p text:style-name="P1"/>
      <text:p text:style-name="P9"><text:span text:style-name="T2">3.</text:span>LOG FILES:</text:p>
      <text:p text:style-name="P1"/>
      <text:p text:style-name="P2">split log1 into log2 if SUBSTRING(lines,24,28) == 'INFO' , log3 if SUBSTRING(lines,24,29) == 'ERROR' , log4 if SUBSTRING(lines,24,28) == 'WARN';</text:p>
      <text:p text:style-name="P1"><text:soft-page-break/></text:p>
      <text:p text:style-name="P2">groupoflog2 = group log2 ALL;</text:p>
      <text:p text:style-name="P2">groupoflog3 = group log3 ALL;</text:p>
      <text:p text:style-name="P2">groupoflog4 = group log4 ALL;</text:p>
      <text:p text:style-name="P1"/>
      <text:p text:style-name="P2">countoflog2 = foreach groupoflog2 generate COUNT(log2);</text:p>
      <text:p text:style-name="P2">countoflog3 = foreach groupoflog3 generate COUNT(log3);</text:p>
      <text:p text:style-name="P2">countoflog4 = foreach groupoflog4 generate COUNT(log4);</text:p>
      <text:p text:style-name="P1"/>
      <text:p text:style-name="P2">dump countoflog2;</text:p>
      <text:p text:style-name="P1"/>
      <text:p text:style-name="P2">(2478)</text:p>
      <text:p text:style-name="P2"/>
      <text:p text:style-name="P2">dump countoflog3;</text:p>
      <text:p text:style-name="P2"/>
      <text:p text:style-name="P2">(27)</text:p>
      <text:p text:style-name="P2"/>
      <text:p text:style-name="P2">dump countoflog4;</text:p>
      <text:p text:style-name="P2"/>
      <text:p text:style-name="P2">(22)</text:p>
      <text:p text:style-name="P2"/>
      <text:p text:style-name="P2"/>
      <text:p text:style-name="P8"><text:span text:style-name="T2">4.</text:span>UDF:</text:p>
      <text:p text:style-name="P2"/>
      <text:p text:style-name="P4">REGISTER /home/hduser/pigudf.jar;</text:p>
      <text:p text:style-name="P2"/>
      <text:p text:style-name="P4">DEFINE ConvertLowerToUpper myudfs.UPPER();</text:p>
      <text:p text:style-name="P2"/>
      <text:p text:style-name="P4"><text:s/>bag1 = load '/home/hduser/pigfile.txt' using PigStorage() as (lines:chararray);</text:p>
      <text:p text:style-name="P2"/>
      <text:p text:style-name="P4">bag2 = foreach bag1 generate ConvertLowerToUpper(lines);</text:p>
      <text:p text:style-name="P2"/>
      <text:p text:style-name="P4"><text:s/>dump bag2;</text:p>
      <text:p text:style-name="P2"/>
      <text:p text:style-name="P3">(HI THIS IS PIG SESSION)</text:p>
      <text:p text:style-name="P3">(TODAY WE ARE GNG TO LEARN UNION)</text:p>
      <text:p text:style-name="P3">(SPLIT)</text:p>
      <text:p text:style-name="P3">(UDF)</text:p>
      <text:p text:style-name="P3">()</text:p>
      <text:p text:style-name="P3"/>
      <text:p text:style-name="P3"/>
      <text:p text:style-name="P7"><text:span text:style-name="T2">5.</text:span>COGROUP:</text:p>
      <text:p text:style-name="P5"/>
      <text:p text:style-name="P5">pets = load 'pets.csv' using PigStorage(',') as (name:chararray,animal:chararray);</text:p>
      <text:p text:style-name="P5"/>
      <text:p text:style-name="P5">grouped = GROUP pets by animal;</text:p>
      <text:p text:style-name="P5"/>
      <text:p text:style-name="P5">dump grouped;</text:p>
      <text:p text:style-name="P5"><text:soft-page-break/></text:p>
      <text:p text:style-name="P5">(cat,{(wiskers,cat),(paws,cat)})</text:p>
      <text:p text:style-name="P5">(dog,{(rex,dog),(fido,dog)})</text:p>
      <text:p text:style-name="P5">(fish,{(nemo,fish)})</text:p>
      <text:p text:style-name="P5"/>
      <text:p text:style-name="P5">owners = load 'owners.csv' using PigStorage(',') as (owner:chararray,animal:chararray);</text:p>
      <text:p text:style-name="P5"/>
      <text:p text:style-name="P5"/>
      <text:p text:style-name="P5">grouped2 = COGROUP owners by animal, pets by animal;</text:p>
      <text:p text:style-name="P5"/>
      <text:p text:style-name="P5">dump grouped2; </text:p>
      <text:p text:style-name="P5"/>
      <text:p text:style-name="P5">(cat,{(alice,cat),(adam,cat)},{(wiskers,cat),(paws,cat)})</text:p>
      <text:p text:style-name="P5">(dog,{(steve,dog),(adam,dog)},{(rex,dog),(fido,dog)})</text:p>
      <text:p text:style-name="P5">(fish,{(alex,fish)},{(nemo,fish)})</text:p>
      <text:p text:style-name="P5"/>
      <text:p text:style-name="P5"/>
      <text:p text:style-name="P6">final_count = foreach grouped2 generate group, (COUNT(owners)+COUNT(pets));</text:p>
      <text:p text:style-name="P6"/>
      <text:p text:style-name="P6">dump final_count;</text:p>
      <text:p text:style-name="P5"/>
      <text:p text:style-name="P6">(cat,4)</text:p>
      <text:p text:style-name="P6">(dog,4)</text:p>
      <text:p text:style-name="P6">(fish,2)</text:p>
      <text:p text:style-name="P6"/>
      <text:p text:style-name="P6"/>
      <text:p text:style-name="P10">6. DIFFERENT STORAGE:</text:p>
      <text:p text:style-name="P11"/>
      <text:p text:style-name="P11">nano wc.pig</text:p>
      <text:p text:style-name="P11"/>
      <text:p text:style-name="P11">book = load '/home/hduser/file1.txt' using PigStorage() as (lines:chararray);</text:p>
      <text:p text:style-name="P11">transform = foreach book generate FLATTEN(TOKENIZE(lines)) as word;</text:p>
      <text:p text:style-name="P11">listofallwords = foreach transform generate word, 1;</text:p>
      <text:p text:style-name="P11">groupbyword = group listofallwords by word;</text:p>
      <text:p text:style-name="P11">countofeachword = foreach groupbyword generate group, COUNT(listofallwords);</text:p>
      <text:p text:style-name="P11">--dump countofeachword;</text:p>
      <text:p text:style-name="P11">--store countofeachword into '/home/hduser/pig_output';</text:p>
      <text:p text:style-name="P11">--store countofeachword into '/home/hduser/pig_output1' using PigStorage('\u0001');</text:p>
      <text:p text:style-name="P11">store countofeachword into '/home/hduser/pig_output2' using BinStorage();</text:p>
      <text:p text:style-name="P11"/>
      <text:p text:style-name="P13">for pigstorage(‘\u0001’):</text:p>
      <text:p text:style-name="P13"/>
      <text:p text:style-name="P13">in#2</text:p>
      <text:p text:style-name="P13">we#3</text:p>
      <text:p text:style-name="P13">and#1</text:p>
      <text:p text:style-name="P13">are#2</text:p>
      <text:p text:style-name="P13">have#1</text:p>
      <text:p text:style-name="P13">hadoop#1</text:p>
      <text:p text:style-name="P13"><text:soft-page-break/>methods#1</text:p>
      <text:p text:style-name="P13">process#1</text:p>
      <text:p text:style-name="P13">learning#3</text:p>
      <text:p text:style-name="P13">completed#1</text:p>
      <text:p text:style-name="P13">currently#1</text:p>
      <text:p text:style-name="P13">mapreduce#2</text:p>
      <text:p text:style-name="P13">searching#1</text:p>
      <text:p text:style-name="P13">aggregation#1</text:p>
      <text:p text:style-name="P13">filteration#1</text:p>
      <text:p text:style-name="P13">#0</text:p>
      <text:p text:style-name="P11"/>
      <text:p text:style-name="P11"/>
      <text:p text:style-name="P11"/>
      <text:p text:style-name="P13">for binstorage:</text:p>
      <text:p text:style-name="P13"/>
      <text:p text:style-name="P12">###n#7#in####n#7#we####n#7#and####n#7#are####n#7#have####n#7#hadoop####n#7methods####n#7process####n#learning####n#7<text:tab/>completed####n#7<text:tab/>currently####n#7<text:tab/>mapreduce####n#7<text:tab/>searching####n#7</text:p>
      <text:p text:style-name="P12"><text:s text:c="56"/>aggregation####n#7</text:p>
      <text:p text:style-name="P12"><text:s text:c="74"/>filteration####n##h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2:28:22.379132024</meta:creation-date>
    <dc:date>2017-01-19T03:59:09.602064668</dc:date>
    <meta:editing-duration>PT4M50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4" meta:paragraph-count="101" meta:word-count="372" meta:character-count="3284" meta:non-whitespace-character-count="2883"/>
  </office:meta>
</office:document-meta>
</file>